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1d04" officeooo:paragraph-rsid="001d1d04"/>
    </style:style>
    <style:style style:name="P2" style:family="paragraph" style:parent-style-name="Standard">
      <style:text-properties style:font-name="Arial Black" officeooo:rsid="001d1d04" officeooo:paragraph-rsid="001d1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lace al repositorio/directorio de Github:</text:p>
      <text:p text:style-name="P1"><text:a xlink:type="simple" xlink:href="https://github.com/zamelkev/CFGS-DAM/tree/master/1-1er_Curso/DAM_PROG/Ejercicios_Java" text:style-name="Internet_20_link" text:visited-style-name="Visited_20_Internet_20_Link">https://github.com/zamelkev/CFGS-DAM/tree/master/1-1er_Curso/DAM_PROG/Ejercicios_Java</text:a></text:p>
      <text:p text:style-name="P1"/>
      <text:p text:style-name="P2">‘Validador’ de expresiones regulares:</text:p>
      <text:p text:style-name="P1"><text:a xlink:type="simple" xlink:href="https://regex101.com/" text:style-name="Internet_20_link" text:visited-style-name="Visited_20_Internet_20_Link">https://regex101.com/</text:a></text:p>
      <text:p text:style-name="P1"/>
      <text:p text:style-name="P2">Listado de ‘commits’:</text:p>
      <text:p text:style-name="P1"><text:a xlink:type="simple" xlink:href="https://github.com/zamelkev/CFGS-DAM/commits/master/" text:style-name="Internet_20_link" text:visited-style-name="Visited_20_Internet_20_Link">https://github.com/zamelkev/CFGS-DAM/commits/master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3:04:25.140765416</meta:creation-date>
    <dc:date>2024-02-12T23:08:06.597743992</dc:date>
    <meta:editing-duration>PT3M42S</meta:editing-duration>
    <meta:editing-cycles>1</meta:editing-cycles>
    <meta:document-statistic meta:table-count="0" meta:image-count="0" meta:object-count="0" meta:page-count="1" meta:paragraph-count="6" meta:word-count="15" meta:character-count="259" meta:non-whitespace-character-count="250"/>
    <meta:generator>LibreOffice/7.5.9.2$Linux_X86_64 LibreOffice_project/50$Build-2</meta:generator>
  </office:meta>
</office:document-meta>
</file>